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8pt" style:font-size-asian="18pt" style:font-size-complex="18pt"/>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able</text:p>
      <text:p text:style-name="Standard"/>
      <text:p text:style-name="Standard"/>
      <text:p text:style-name="Standard"><text:s text:c="5"/>When cleaning the <text:s/>kitchen table, <text:s/>however unbelievable this may sound, we are not cleaning anything. We are merely shifting <text:s/>dirt from the table onto our kitchen rag. <text:s/>As far as the universe is concerned we cannot clean. <text:s/>We can only transfer dirt from an undesirable place on to a different media. In the example of cleaning the kitchen table with the kitchen rag we are transferring the dirt from the table to the rag and then we are transferring the <text:s/>dirt into the kitchen sink with the assistance of water.</text:p>
      <text:p text:style-name="Standard"/>
      <text:p text:style-name="Standard"><text:s text:c="5"/>One would interpret that the shifting the dirt metaphor <text:s/>is specific to the cleaning domain. <text:s/>Not so. <text:s/>Physics tells us that matter cannot appear and cannot vanish. <text:s/>It can only be converted. If converted to energy, there is a straight correlation of matter to energy. <text:s/>So energy is conserved as well. <text:s/>It merely changes forms.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Mangal1" svg:font-family="Manga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Peter Glen</meta:initial-creator>
    <meta:creation-date>2015-08-23T22:20:26.62</meta:creation-date>
    <dc:date>2015-08-24T23:01:06.33</dc:date>
    <dc:creator>Peter Glen</dc:creator>
    <meta:editing-duration>PT44M39S</meta:editing-duration>
    <meta:editing-cycles>11</meta:editing-cycles>
    <meta:generator>OpenOffice/4.1.1$Win32 OpenOffice.org_project/411m6$Build-9775</meta:generator>
    <meta:document-statistic meta:table-count="0" meta:image-count="0" meta:object-count="0" meta:page-count="1" meta:paragraph-count="3" meta:word-count="146" meta:character-count="854"/>
  </office:meta>
</office:document-meta>
</file>